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text-properties fo:font-size="12pt" fo:language="en" fo:country="US" style:font-size-asian="12pt" style:font-size-complex="12pt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paragraph-properties fo:text-align="justify" style:justify-single-word="false"/>
    </style:style>
    <style:style style:name="P6" style:family="paragraph" style:parent-style-name="List_20_Paragraph" style:list-style-name="WWNum12">
      <style:paragraph-properties fo:text-align="justify" style:justify-single-word="false"/>
    </style:style>
    <style:style style:name="P7" style:family="paragraph" style:parent-style-name="List_20_Paragraph" style:list-style-name="WWNum1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ystem requirements</text:h>
      <text:p text:style-name="P1">To use BW4T you need Java JDK 6 or higher. The BW4T2 environment has been tested on Windows 7 and OSX. </text:p>
      <text:h text:style-name="P2" text:outline-level="2"><text:bookmark-start text:name="_Ref178906991"/>Installing the server<text:bookmark-end text:name="_Ref178906991"/></text:h>
      <text:list xml:id="list34367345" text:style-name="WWNum1">
        <text:list-item>
          <text:p text:style-name="P5"><text:span text:style-name="T1">Download and install Repast2.0 BETA from our mirror </text:span><text:a xlink:type="simple" xlink:href="http://mmi.tudelft.nl/repast">ii.tudelft.nl/repast</text:a><text:span text:style-name="T1">.</text:span></text:p>
        </text:list-item>
        <text:list-item>
          <text:p text:style-name="P4"><text:span text:style-name="T1">Install Repast in the default installation directory which is:<text:line-break/>on Windows </text:span><text:span text:style-name="T2">C:\RepastSimphony-2.0-beta</text:span><text:span text:style-name="T1"> and on OSX </text:span><text:span text:style-name="T2">/Applications/Repast-Simphony-2.0.0-beta</text:span><text:span text:style-name="T1">. If you choose to install it in another directory, see </text:span><text:bookmark-ref text:reference-format="text" text:ref-name="_Ref190940128">Custom server installation</text:bookmark-ref><text:span text:style-name="T1"> below (or make a link from the default install location).</text:span></text:p>
        </text:list-item>
      </text:list>
      <text:h text:style-name="P3" text:outline-level="2"><text:bookmark-start text:name="_Ref190940128"/>Custom server installation<text:bookmark-end text:name="_Ref190940128"/></text:h>
      <text:p text:style-name="P1">If you use a non-default install directory for Repast, you need to fix the server startup script as follows.</text:p>
      <text:list xml:id="list34362983" text:style-name="WWNum12">
        <text:list-item>
          <text:p text:style-name="P6"><text:span text:style-name="T1">Go to the &lt;SERVER&gt; directory and open the </text:span><text:span text:style-name="T2">BW4TServer.bat</text:span><text:span text:style-name="T1"> (windows) or </text:span><text:span text:style-name="T2">BW4TServer.sh.command</text:span><text:span text:style-name="T1"> (OSX) file in a text editor.</text:span></text:p>
        </text:list-item>
        <text:list-item>
          <text:p text:style-name="P7">Change the Repast variable to the directory that you installed Repast in.</text:p>
        </text:list-item>
        <text:list-item>
          <text:p text:style-name="P7">Save your chan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5:55:10</meta:creation-date>
    <dc:date>2013-02-19T14:22:54.08</dc:date>
    <meta:editing-duration>PT47M32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135" meta:character-count="872"/>
  </office:meta>
</office:document-meta>
</file>